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_1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P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P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P2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P3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Giving</text:span><text:span text:style-name="T1_2"><text:s/></text:span><text:span text:style-name="T1_3">Top</text:span><text:span text:style-name="T1_4"><text:s/></text:span><text:span text:style-name="T1_5">Ranks</text:span><text:span text:style-name="T1_6"><text:s/></text:span><text:span text:style-name="T1_7">to</text:span><text:span text:style-name="T1_8"><text:s/></text:span><text:span text:style-name="T1_9">New</text:span><text:span text:style-name="T1_10"><text:s/></text:span><text:span text:style-name="T1_11">Reviews</text:span><text:span text:style-name="T1_12"><text:s/></text:span><text:span text:style-name="T1_13">Written</text:span><text:span text:style-name="T1_14"><text:s/></text:span><text:span text:style-name="T1_15">by</text:span><text:span text:style-name="T1_16"><text:s/></text:span><text:span text:style-name="T1_17">Domain</text:span><text:span text:style-name="T1_18"><text:s/></text:span><text:span text:style-name="T1_19">Experts</text:span></text:p>
      <text:p text:style-name="P2"/>
      <text:p text:style-name="P3"/>
      <text:p text:style-name="P4"><text:span text:style-name="T4_1">Approach</text:span><text:span text:style-name="T4_2"><text:s/>:</text:span></text:p>
      <text:p text:style-name="P5"><text:span text:style-name="T5_1">Considering</text:span><text:span text:style-name="T5_2"><text:s/></text:span><text:span text:style-name="T5_3">the</text:span><text:span text:style-name="T5_4"><text:s/></text:span><text:span text:style-name="T5_5">contribution</text:span><text:span text:style-name="T5_6"><text:s/></text:span><text:span text:style-name="T5_7">of</text:span><text:span text:style-name="T5_8"><text:s/></text:span><text:span text:style-name="T5_9">a</text:span><text:span text:style-name="T5_10"><text:s/></text:span><text:span text:style-name="T5_11">user</text:span><text:span text:style-name="T5_12"><text:s/></text:span><text:span text:style-name="T5_13">in</text:span><text:span text:style-name="T5_14"><text:s/></text:span><text:span text:style-name="T5_15">writing</text:span><text:span text:style-name="T5_16"><text:s/></text:span><text:span text:style-name="T5_17">reviews</text:span><text:span text:style-name="T5_18"><text:s/></text:span><text:span text:style-name="T5_19">to</text:span><text:span text:style-name="T5_20"><text:s/></text:span><text:span text:style-name="T5_21">define</text:span><text:span text:style-name="T5_22"><text:s/></text:span><text:span text:style-name="T5_23">his</text:span><text:span text:style-name="T5_24"><text:s/></text:span><text:span text:style-name="T5_25">domain</text:span><text:span text:style-name="T5_26"><text:s/></text:span><text:span text:style-name="T5_27">expertise</text:span><text:span text:style-name="T5_28">.</text:span></text:p>
      <text:p text:style-name="P6"/>
      <text:p text:style-name="P7"><text:span text:style-name="T7_1">Algorithm</text:span><text:span text:style-name="T7_2"><text:s/>:</text:span></text:p>
      <text:p text:style-name="P8"><text:span text:style-name="T8_1">Phase</text:span><text:span text:style-name="T8_2"><text:s/>1:<text:s/></text:span><text:span text:style-name="T8_3">Finding</text:span><text:span text:style-name="T8_4"><text:s/></text:span><text:span text:style-name="T8_5">the</text:span><text:span text:style-name="T8_6"><text:s/></text:span><text:span text:style-name="T8_7">domain</text:span><text:span text:style-name="T8_8"><text:s/></text:span><text:span text:style-name="T8_9">expert</text:span></text:p>
      <text:list text:style-name="LS1" xml:id="list0">
        <text:list-item>
          <text:p text:style-name="P9"><text:span text:style-name="T9_1">Take</text:span><text:span text:style-name="T9_2"><text:s/></text:span><text:span text:style-name="T9_3">the</text:span><text:span text:style-name="T9_4"><text:s/></text:span><text:span text:style-name="T9_5">amazon</text:span><text:span text:style-name="T9_6"><text:s/></text:span><text:span text:style-name="T9_7">review</text:span><text:span text:style-name="T9_8"><text:s/></text:span><text:span text:style-name="T9_9">dataset</text:span><text:span text:style-name="T9_10">.<text:s/>(</text:span><text:span text:style-name="T9_11">Initially</text:span><text:span text:style-name="T9_12"><text:s/></text:span><text:span text:style-name="T9_13">work</text:span><text:span text:style-name="T9_14"><text:s/></text:span><text:span text:style-name="T9_15">only</text:span><text:span text:style-name="T9_16"><text:s/></text:span><text:span text:style-name="T9_17">on</text:span><text:span text:style-name="T9_18"><text:s/></text:span><text:span text:style-name="T9_19">the</text:span><text:span text:style-name="T9_20"><text:s/></text:span><text:span text:style-name="T9_21">Electronics</text:span><text:span text:style-name="T9_22"><text:s/></text:span><text:span text:style-name="T9_23">category</text:span><text:span text:style-name="T9_24"><text:s/></text:span><text:span text:style-name="T9_25">dataset</text:span><text:span text:style-name="T9_26"><text:s/></text:span><text:span text:style-name="T9_27">provided</text:span><text:span text:style-name="T9_28"><text:s/></text:span><text:span text:style-name="T9_29">to</text:span><text:span text:style-name="T9_30"><text:s/></text:span><text:span text:style-name="T9_31">you</text:span><text:span text:style-name="T9_32">).</text:span></text:p>
        </text:list-item>
        <text:list-item>
          <text:p text:style-name="P10"><text:span text:style-name="T10_1">Group</text:span><text:span text:style-name="T10_2"><text:s/></text:span><text:span text:style-name="T10_3">the</text:span><text:span text:style-name="T10_4"><text:s/></text:span><text:span text:style-name="T10_5">reviews</text:span><text:span text:style-name="T10_6"><text:s/></text:span><text:span text:style-name="T10_7">by</text:span><text:span text:style-name="T10_8"><text:s/></text:span><text:span text:style-name="T10_9">product</text:span><text:span text:style-name="T10_10">_</text:span><text:span text:style-name="T10_11">id</text:span><text:span text:style-name="T10_12">.</text:span></text:p>
        </text:list-item>
        <text:list-item>
          <text:p text:style-name="P11"><text:span text:style-name="T11_1">Sort</text:span><text:span text:style-name="T11_2"><text:s/></text:span><text:span text:style-name="T11_3">by</text:span><text:span text:style-name="T11_4"><text:s/></text:span><text:span text:style-name="T11_5">total</text:span><text:span text:style-name="T11_6"><text:s/></text:span><text:span text:style-name="T11_7">number</text:span><text:span text:style-name="T11_8"><text:s/></text:span><text:span text:style-name="T11_9">of</text:span><text:span text:style-name="T11_10"><text:s/></text:span><text:span text:style-name="T11_11">reviews</text:span><text:span text:style-name="T11_12">,<text:s/></text:span><text:span text:style-name="T11_13">i</text:span><text:span text:style-name="T11_14">.</text:span><text:span text:style-name="T11_15">e</text:span><text:span text:style-name="T11_16">.,<text:s/></text:span><text:span text:style-name="T11_17">after</text:span><text:span text:style-name="T11_18"><text:s/></text:span><text:span text:style-name="T11_19">this</text:span><text:span text:style-name="T11_20"><text:s/></text:span><text:span text:style-name="T11_21">step</text:span><text:span text:style-name="T11_22"><text:s/></text:span><text:span text:style-name="T11_23">you</text:span><text:span text:style-name="T11_24"><text:s/></text:span><text:span text:style-name="T11_25">will</text:span><text:span text:style-name="T11_26"><text:s/></text:span><text:span text:style-name="T11_27">have</text:span><text:span text:style-name="T11_28"><text:s/></text:span><text:span text:style-name="T11_29">the</text:span><text:span text:style-name="T11_30"><text:s/></text:span><text:span text:style-name="T11_31">descending</text:span><text:span text:style-name="T11_32"><text:s/></text:span><text:span text:style-name="T11_33">list</text:span><text:span text:style-name="T11_34"><text:s/></text:span><text:span text:style-name="T11_35">of</text:span><text:span text:style-name="T11_36"><text:s/></text:span><text:span text:style-name="T11_37">the</text:span><text:span text:style-name="T11_38"><text:s/></text:span><text:span text:style-name="T11_39">products</text:span><text:span text:style-name="T11_40"><text:s/></text:span><text:span text:style-name="T11_41">having</text:span><text:span text:style-name="T11_42"><text:s/></text:span><text:span text:style-name="T11_43">highest</text:span><text:span text:style-name="T11_44"><text:s/></text:span><text:span text:style-name="T11_45">number</text:span><text:span text:style-name="T11_46"><text:s/></text:span><text:span text:style-name="T11_47">of</text:span><text:span text:style-name="T11_48"><text:s/></text:span><text:span text:style-name="T11_49">reviews</text:span><text:span text:style-name="T11_50">.</text:span></text:p>
        </text:list-item>
        <text:list-item>
          <text:p text:style-name="P12"><text:span text:style-name="T12_1">Now</text:span><text:span text:style-name="T12_2">,<text:s/></text:span><text:span text:style-name="T12_3">let</text:span><text:span text:style-name="T12_4"><text:s/></text:span><text:span text:style-name="T12_5">us</text:span><text:span text:style-name="T12_6"><text:s/></text:span><text:span text:style-name="T12_7">consider</text:span><text:span text:style-name="T12_8"><text:s/></text:span><text:span text:style-name="T12_9">only</text:span><text:span text:style-name="T12_10"><text:s/></text:span><text:span text:style-name="T12_11">top</text:span><text:span text:style-name="T12_12"><text:s/>100<text:s/></text:span><text:span text:style-name="T12_13">products</text:span><text:span text:style-name="T12_14"><text:s/></text:span><text:span text:style-name="T12_15">with</text:span><text:span text:style-name="T12_16"><text:s/></text:span><text:span text:style-name="T12_17">highest</text:span><text:span text:style-name="T12_18"><text:s/></text:span><text:span text:style-name="T12_19">number</text:span><text:span text:style-name="T12_20"><text:s/></text:span><text:span text:style-name="T12_21">of</text:span><text:span text:style-name="T12_22"><text:s/></text:span><text:span text:style-name="T12_23">reviews</text:span><text:span text:style-name="T12_24">.<text:s/></text:span><text:span text:style-name="T12_25">Find</text:span><text:span text:style-name="T12_26"><text:s/></text:span><text:span text:style-name="T12_27">the</text:span><text:span text:style-name="T12_28"><text:s/></text:span><text:span text:style-name="T12_29">subcategory</text:span><text:span text:style-name="T12_30"><text:s/></text:span><text:span text:style-name="T12_31">of</text:span><text:span text:style-name="T12_32"><text:s/></text:span><text:span text:style-name="T12_33">these</text:span><text:span text:style-name="T12_34"><text:s/></text:span><text:span text:style-name="T12_35">products</text:span><text:span text:style-name="T12_36">.<text:s/>(</text:span><text:span text:style-name="T12_37">Example</text:span><text:span text:style-name="T12_38"><text:s/></text:span><text:span text:style-name="T12_39">of</text:span><text:span text:style-name="T12_40"><text:s/></text:span><text:span text:style-name="T12_41">subcategories</text:span><text:span text:style-name="T12_42"><text:s/></text:span><text:span text:style-name="T12_43">are</text:span><text:span text:style-name="T12_44"><text:s/></text:span><text:span text:style-name="T12_45">mobile</text:span><text:span text:style-name="T12_46">,<text:s/></text:span><text:span text:style-name="T12_47">laptop</text:span><text:span text:style-name="T12_48">,<text:s/></text:span><text:span text:style-name="T12_49">hard</text:span><text:span text:style-name="T12_50"><text:s/></text:span><text:span text:style-name="T12_51">drive</text:span><text:span text:style-name="T12_52">,<text:s/></text:span><text:span text:style-name="T12_53">headphone</text:span><text:span text:style-name="T12_54"><text:s/></text:span><text:span text:style-name="T12_55">etc</text:span><text:span text:style-name="T12_56">).<text:s/></text:span><text:span text:style-name="T12_57">This</text:span><text:span text:style-name="T12_58"><text:s/></text:span><text:span text:style-name="T12_59">can</text:span><text:span text:style-name="T12_60"><text:s/></text:span><text:span text:style-name="T12_61">be</text:span><text:span text:style-name="T12_62"><text:s/></text:span><text:span text:style-name="T12_63">done</text:span><text:span text:style-name="T12_64"><text:s/></text:span><text:span text:style-name="T12_65">manually</text:span><text:span text:style-name="T12_66">.</text:span></text:p>
        </text:list-item>
        <text:list-item>
          <text:p text:style-name="P13"><text:span text:style-name="T13_1">Take</text:span><text:span text:style-name="T13_2"><text:s/></text:span><text:span text:style-name="T13_3">only</text:span><text:span text:style-name="T13_4"><text:s/></text:span><text:span text:style-name="T13_5">the</text:span><text:span text:style-name="T13_6"><text:s/></text:span><text:span text:style-name="T13_7">subcategories</text:span><text:span text:style-name="T13_8"><text:s/></text:span><text:span text:style-name="T13_9">found</text:span><text:span text:style-name="T13_10"><text:s/></text:span><text:span text:style-name="T13_11">in</text:span><text:span text:style-name="T13_12"><text:s/></text:span><text:span text:style-name="T13_13">above</text:span><text:span text:style-name="T13_14"><text:s/></text:span><text:span text:style-name="T13_15">step</text:span><text:span text:style-name="T13_16"><text:s/></text:span><text:span text:style-name="T13_17">and</text:span><text:span text:style-name="T13_18"><text:s/></text:span><text:span text:style-name="T13_19">consider</text:span><text:span text:style-name="T13_20"><text:s/></text:span><text:span text:style-name="T13_21">them</text:span><text:span text:style-name="T13_22"><text:s/></text:span><text:span text:style-name="T13_23">as</text:span><text:span text:style-name="T13_24"><text:s/></text:span><text:span text:style-name="T13_25">domains</text:span><text:span text:style-name="T13_26"><text:s/></text:span><text:span text:style-name="T13_27">for</text:span><text:span text:style-name="T13_28"><text:s/></text:span><text:span text:style-name="T13_29">which</text:span><text:span text:style-name="T13_30"><text:s/></text:span><text:span text:style-name="T13_31">we</text:span><text:span text:style-name="T13_32"><text:s/></text:span><text:span text:style-name="T13_33">need</text:span><text:span text:style-name="T13_34"><text:s/></text:span><text:span text:style-name="T13_35">to</text:span><text:span text:style-name="T13_36"><text:s/></text:span><text:span text:style-name="T13_37">find</text:span><text:span text:style-name="T13_38"><text:s/></text:span><text:span text:style-name="T13_39">experts</text:span><text:span text:style-name="T13_40">.</text:span></text:p>
        </text:list-item>
        <text:list-item>
          <text:p text:style-name="P14"><text:span text:style-name="T14_1">For</text:span><text:span text:style-name="T14_2"><text:s/></text:span><text:span text:style-name="T14_3">each</text:span><text:span text:style-name="T14_4"><text:s/></text:span><text:span text:style-name="T14_5">reviewer</text:span><text:span text:style-name="T14_6">,<text:s/></text:span><text:span text:style-name="T14_7">search</text:span><text:span text:style-name="T14_8"><text:s/></text:span><text:span text:style-name="T14_9">for</text:span><text:span text:style-name="T14_10"><text:s/></text:span><text:span text:style-name="T14_11">his</text:span><text:span text:style-name="T14_12"><text:s/></text:span><text:span text:style-name="T14_13">contribution</text:span><text:span text:style-name="T14_14"><text:s/></text:span><text:span text:style-name="T14_15">only</text:span><text:span text:style-name="T14_16"><text:s/></text:span><text:span text:style-name="T14_17">in</text:span><text:span text:style-name="T14_18"><text:s/></text:span><text:span text:style-name="T14_19">above</text:span><text:span text:style-name="T14_20"><text:s/></text:span><text:span text:style-name="T14_21">domains</text:span><text:span text:style-name="T14_22">,<text:s/></text:span><text:span text:style-name="T14_23">i</text:span><text:span text:style-name="T14_24">.</text:span><text:span text:style-name="T14_25">e</text:span><text:span text:style-name="T14_26">.,<text:s/></text:span><text:span text:style-name="T14_27">for</text:span><text:span text:style-name="T14_28"><text:s/></text:span><text:span text:style-name="T14_29">each</text:span><text:span text:style-name="T14_30"><text:s/></text:span><text:span text:style-name="T14_31">user</text:span><text:span text:style-name="T14_32">,<text:s/></text:span><text:span text:style-name="T14_33">find</text:span><text:span text:style-name="T14_34"><text:s/></text:span><text:span text:style-name="T14_35">out</text:span><text:span text:style-name="T14_36"><text:s/></text:span><text:span text:style-name="T14_37">the</text:span><text:span text:style-name="T14_38"><text:s/></text:span><text:span text:style-name="T14_39">number</text:span><text:span text:style-name="T14_40"><text:s/></text:span><text:span text:style-name="T14_41">of</text:span><text:span text:style-name="T14_42"><text:s/></text:span><text:span text:style-name="T14_43">reviews</text:span><text:span text:style-name="T14_44"><text:s/></text:span><text:span text:style-name="T14_45">written</text:span><text:span text:style-name="T14_46"><text:s/></text:span><text:span text:style-name="T14_47">by</text:span><text:span text:style-name="T14_48"><text:s/></text:span><text:span text:style-name="T14_49">him</text:span><text:span text:style-name="T14_50"><text:s/></text:span><text:span text:style-name="T14_51">in</text:span><text:span text:style-name="T14_52"><text:s/></text:span><text:span text:style-name="T14_53">each</text:span><text:span text:style-name="T14_54"><text:s/></text:span><text:span text:style-name="T14_55">domain</text:span><text:span text:style-name="T14_56">.</text:span></text:p>
        </text:list-item>
        <text:list-item>
          <text:p text:style-name="P15"><text:span text:style-name="T15_1">Aggregate</text:span><text:span text:style-name="T15_2"><text:s/></text:span><text:span text:style-name="T15_3">the</text:span><text:span text:style-name="T15_4"><text:s/></text:span><text:span text:style-name="T15_5">above</text:span><text:span text:style-name="T15_6"><text:s/></text:span><text:span text:style-name="T15_7">information</text:span><text:span text:style-name="T15_8"><text:s/></text:span><text:span text:style-name="T15_9">domain</text:span><text:span text:style-name="T15_10">-</text:span><text:span text:style-name="T15_11">wise</text:span><text:span text:style-name="T15_12">.</text:span></text:p>
        </text:list-item>
        <text:list-item>
          <text:p text:style-name="P16"><text:span text:style-name="T16_1">Rank</text:span><text:span text:style-name="T16_2"><text:s/></text:span><text:span text:style-name="T16_3">the</text:span><text:span text:style-name="T16_4"><text:s/></text:span><text:span text:style-name="T16_5">reviewers</text:span><text:span text:style-name="T16_6"><text:s/></text:span><text:span text:style-name="T16_7">in</text:span><text:span text:style-name="T16_8"><text:s/></text:span><text:span text:style-name="T16_9">each</text:span><text:span text:style-name="T16_10"><text:s/></text:span><text:span text:style-name="T16_11">domain</text:span><text:span text:style-name="T16_12">.<text:s/></text:span></text:p>
        </text:list-item>
      </text:list>
      <text:list text:style-name="LS2" xml:id="list8">
        <text:list-item>
          <text:p text:style-name="P17"><text:span text:style-name="T17_1">Use</text:span><text:span text:style-name="T17_2"><text:s/></text:span><text:span text:style-name="T17_3">parameters</text:span><text:span text:style-name="T17_4"><text:s/></text:span><text:span text:style-name="T17_5">like</text:span><text:span text:style-name="T17_6"><text:s/></text:span><text:span text:style-name="T17_7">total</text:span><text:span text:style-name="T17_8"><text:s/></text:span><text:span text:style-name="T17_9">number</text:span><text:span text:style-name="T17_10"><text:s/></text:span><text:span text:style-name="T17_11">of</text:span><text:span text:style-name="T17_12"><text:s/></text:span><text:span text:style-name="T17_13">reviews</text:span><text:span text:style-name="T17_14">,<text:s/></text:span><text:span text:style-name="T17_15">upvotes</text:span><text:span text:style-name="T17_16">,<text:s text:c="2"/></text:span><text:span text:style-name="T17_17">downvotes</text:span><text:span text:style-name="T17_18"><text:s/></text:span><text:span text:style-name="T17_19">and</text:span><text:span text:style-name="T17_20"><text:s/></text:span><text:span text:style-name="T17_21">recency</text:span><text:span text:style-name="T17_22"><text:s/></text:span><text:span text:style-name="T17_23">of</text:span><text:span text:style-name="T17_24"><text:s/></text:span><text:span text:style-name="T17_25">reviews</text:span><text:span text:style-name="T17_26"><text:s/></text:span><text:span text:style-name="T17_27">for</text:span><text:span text:style-name="T17_28"><text:s/></text:span><text:span text:style-name="T17_29">the</text:span><text:span text:style-name="T17_30"><text:s/></text:span><text:span text:style-name="T17_31">ranking</text:span><text:span text:style-name="T17_32"><text:s/></text:span><text:span text:style-name="T17_33">purpose</text:span><text:span text:style-name="T17_34">.<text:s/></text:span></text:p>
        </text:list-item>
        <text:list-item>
          <text:p text:style-name="P18"><text:span text:style-name="T18_1">Create</text:span><text:span text:style-name="T18_2"><text:s/></text:span><text:span text:style-name="T18_3">a</text:span><text:span text:style-name="T18_4"><text:s/></text:span><text:span text:style-name="T18_5">function</text:span><text:span text:style-name="T18_6"><text:s/></text:span><text:span text:style-name="T18_7">which</text:span><text:span text:style-name="T18_8"><text:s/></text:span><text:span text:style-name="T18_9">takes</text:span><text:span text:style-name="T18_10"><text:s/></text:span><text:span text:style-name="T18_11">all</text:span><text:span text:style-name="T18_12"><text:s/></text:span><text:span text:style-name="T18_13">above</text:span><text:span text:style-name="T18_14"><text:s/></text:span><text:span text:style-name="T18_15">parameters</text:span><text:span text:style-name="T18_16"><text:s/></text:span><text:span text:style-name="T18_17">as</text:span><text:span text:style-name="T18_18"><text:s/></text:span><text:span text:style-name="T18_19">input</text:span><text:span text:style-name="T18_20"><text:s/></text:span><text:span text:style-name="T18_21">and</text:span><text:span text:style-name="T18_22"><text:s/></text:span><text:span text:style-name="T18_23">provides</text:span><text:span text:style-name="T18_24"><text:s/></text:span><text:span text:style-name="T18_25">a</text:span><text:span text:style-name="T18_26"><text:s/></text:span><text:span text:style-name="T18_27">ranking</text:span><text:span text:style-name="T18_28"><text:s/></text:span><text:span text:style-name="T18_29">score</text:span><text:span text:style-name="T18_30"><text:s/></text:span><text:span text:style-name="T18_31">as</text:span><text:span text:style-name="T18_32"><text:s/></text:span><text:span text:style-name="T18_33">output</text:span><text:span text:style-name="T18_34">.<text:s/></text:span></text:p>
        </text:list-item>
        <text:list-item>
          <text:p text:style-name="P19"><text:span text:style-name="T19_1">Point</text:span><text:span text:style-name="T19_2"><text:s/></text:span><text:span text:style-name="T19_3">to</text:span><text:span text:style-name="T19_4"><text:s/></text:span><text:span text:style-name="T19_5">consider</text:span><text:span text:style-name="T19_6"><text:s/>:<text:s/></text:span><text:span text:style-name="T19_7">Some</text:span><text:span text:style-name="T19_8"><text:s/></text:span><text:span text:style-name="T19_9">users</text:span><text:span text:style-name="T19_10"><text:s/></text:span><text:span text:style-name="T19_11">may</text:span><text:span text:style-name="T19_12"><text:s/></text:span><text:span text:style-name="T19_13">have</text:span><text:span text:style-name="T19_14"><text:s/></text:span><text:span text:style-name="T19_15">written</text:span><text:span text:style-name="T19_16"><text:s/></text:span><text:span text:style-name="T19_17">many</text:span><text:span text:style-name="T19_18"><text:s/></text:span><text:span text:style-name="T19_19">reviews</text:span><text:span text:style-name="T19_20"><text:s/></text:span><text:span text:style-name="T19_21">that</text:span><text:span text:style-name="T19_22"><text:s/></text:span><text:span text:style-name="T19_23">are</text:span><text:span text:style-name="T19_24"><text:s/></text:span><text:span text:style-name="T19_25">rate</text:span><text:span text:style-name="T19_26"><text:s/></text:span><text:span text:style-name="T19_27">high</text:span><text:span text:style-name="T19_28"><text:s/>/<text:s/></text:span><text:span text:style-name="T19_29">low</text:span><text:span text:style-name="T19_30"><text:s/></text:span><text:span text:style-name="T19_31">by</text:span><text:span text:style-name="T19_32"><text:s/></text:span><text:span text:style-name="T19_33">others</text:span><text:span text:style-name="T19_34">,<text:s/></text:span><text:span text:style-name="T19_35">and</text:span><text:span text:style-name="T19_36"><text:s/></text:span><text:span text:style-name="T19_37">other</text:span><text:span text:style-name="T19_38"><text:s/></text:span><text:span text:style-name="T19_39">users</text:span><text:span text:style-name="T19_40"><text:s/></text:span><text:span text:style-name="T19_41">may</text:span><text:span text:style-name="T19_42"><text:s/></text:span><text:span text:style-name="T19_43">have</text:span><text:span text:style-name="T19_44"><text:s/></text:span><text:span text:style-name="T19_45">written</text:span><text:span text:style-name="T19_46"><text:s/></text:span><text:span text:style-name="T19_47">few</text:span><text:span text:style-name="T19_48"><text:s/></text:span><text:span text:style-name="T19_49">reviews</text:span><text:span text:style-name="T19_50">,<text:s/></text:span><text:span text:style-name="T19_51">but</text:span><text:span text:style-name="T19_52"><text:s/></text:span><text:span text:style-name="T19_53">rated</text:span><text:span text:style-name="T19_54"><text:s/></text:span><text:span text:style-name="T19_55">very</text:span><text:span text:style-name="T19_56"><text:s/></text:span><text:span text:style-name="T19_57">high</text:span><text:span text:style-name="T19_58"><text:s/></text:span><text:span text:style-name="T19_59">by</text:span><text:span text:style-name="T19_60"><text:s/></text:span><text:span text:style-name="T19_61">other</text:span><text:span text:style-name="T19_62"><text:s/></text:span><text:span text:style-name="T19_63">users</text:span><text:span text:style-name="T19_64">.<text:s/></text:span><text:span text:style-name="T19_65">Which</text:span><text:span text:style-name="T19_66"><text:s/></text:span><text:span text:style-name="T19_67">user</text:span><text:span text:style-name="T19_68"><text:s/></text:span><text:span text:style-name="T19_69">is</text:span><text:span text:style-name="T19_70"><text:s/></text:span><text:span text:style-name="T19_71">more</text:span><text:span text:style-name="T19_72"><text:s/></text:span><text:span text:style-name="T19_73">reputable</text:span><text:span text:style-name="T19_74"><text:s/></text:span><text:span text:style-name="T19_75">in</text:span><text:span text:style-name="T19_76"><text:s/></text:span><text:span text:style-name="T19_77">this</text:span><text:span text:style-name="T19_78"><text:s/></text:span><text:span text:style-name="T19_79">case</text:span><text:span text:style-name="T19_80">?</text:span></text:p>
        </text:list-item>
      </text:list>
      <text:p text:style-name="P20"><text:span text:style-name="T20_1"><text:s text:c="5"/>9.<text:s/></text:span><text:span text:style-name="T20_2">Use</text:span><text:span text:style-name="T20_3"><text:s/></text:span><text:span text:style-name="T20_4">some</text:span><text:span text:style-name="T20_5"><text:s/></text:span><text:span text:style-name="T20_6">threshold</text:span><text:span text:style-name="T20_7"><text:s/></text:span><text:span text:style-name="T20_8">to</text:span><text:span text:style-name="T20_9"><text:s/></text:span><text:span text:style-name="T20_10">label</text:span><text:span text:style-name="T20_11"><text:s/></text:span><text:span text:style-name="T20_12">some</text:span><text:span text:style-name="T20_13"><text:s/></text:span><text:span text:style-name="T20_14">of</text:span><text:span text:style-name="T20_15"><text:s/></text:span><text:span text:style-name="T20_16">the</text:span><text:span text:style-name="T20_17"><text:s/></text:span><text:span text:style-name="T20_18">top</text:span><text:span text:style-name="T20_19"><text:s/></text:span><text:span text:style-name="T20_20">reviewers</text:span><text:span text:style-name="T20_21"><text:s/></text:span><text:span text:style-name="T20_22">as</text:span><text:span text:style-name="T20_23"><text:s/></text:span><text:span text:style-name="T20_24">domain</text:span><text:span text:style-name="T20_25"><text:s/></text:span><text:span text:style-name="T20_26">expert</text:span><text:span text:style-name="T20_27">..</text:span></text:p>
      <text:p text:style-name="P21"><text:span text:style-name="T21_1"><text:s text:c="4"/></text:span></text:p>
      <text:p text:style-name="P22"><text:span text:style-name="T22_1">Phase</text:span><text:span text:style-name="T22_2"><text:s/>2:<text:s/></text:span><text:span text:style-name="T22_3">Ranking</text:span><text:span text:style-name="T22_4"><text:s/></text:span><text:span text:style-name="T22_5">of</text:span><text:span text:style-name="T22_6"><text:s/></text:span><text:span text:style-name="T22_7">reviews</text:span></text:p>
      <text:list text:style-name="LS3" xml:id="list11">
        <text:list-item>
          <text:p text:style-name="P23"><text:span text:style-name="T23_1">For</text:span><text:span text:style-name="T23_2"><text:s/></text:span><text:span text:style-name="T23_3">each</text:span><text:span text:style-name="T23_4"><text:s/></text:span><text:span text:style-name="T23_5">product</text:span><text:span text:style-name="T23_6"><text:s/></text:span><text:span text:style-name="T23_7">rank</text:span><text:span text:style-name="T23_8"><text:s/></text:span><text:span text:style-name="T23_9">the</text:span><text:span text:style-name="T23_10"><text:s/></text:span><text:span text:style-name="T23_11">reviews</text:span><text:span text:style-name="T23_12">.<text:s/></text:span><text:span text:style-name="T23_13">Initially</text:span><text:span text:style-name="T23_14">,<text:s/></text:span><text:span text:style-name="T23_15">ranking</text:span><text:span text:style-name="T23_16"><text:s/></text:span><text:span text:style-name="T23_17">of</text:span><text:span text:style-name="T23_18"><text:s/></text:span><text:span text:style-name="T23_19">reviews</text:span><text:span text:style-name="T23_20"><text:s/></text:span><text:span text:style-name="T23_21">can</text:span><text:span text:style-name="T23_22"><text:s/></text:span><text:span text:style-name="T23_23">be</text:span><text:span text:style-name="T23_24"><text:s/></text:span><text:span text:style-name="T23_25">done</text:span><text:span text:style-name="T23_26"><text:s/></text:span><text:span text:style-name="T23_27">only</text:span><text:span text:style-name="T23_28"><text:s/></text:span><text:span text:style-name="T23_29">on</text:span><text:span text:style-name="T23_30"><text:s/></text:span><text:span text:style-name="T23_31">the</text:span><text:span text:style-name="T23_32"><text:s/></text:span><text:span text:style-name="T23_33">basis</text:span><text:span text:style-name="T23_34"><text:s/></text:span><text:span text:style-name="T23_35">of</text:span><text:span text:style-name="T23_36"><text:s/></text:span><text:span text:style-name="T23_37">upvotes</text:span><text:span text:style-name="T23_38"><text:s/></text:span><text:span text:style-name="T23_39">and</text:span><text:span text:style-name="T23_40"><text:s/></text:span><text:span text:style-name="T23_41">downvotes</text:span><text:span text:style-name="T23_42">.<text:s/></text:span><text:span text:style-name="T23_43">For</text:span><text:span text:style-name="T23_44"><text:s/></text:span><text:span text:style-name="T23_45">better</text:span><text:span text:style-name="T23_46"><text:s/></text:span><text:span text:style-name="T23_47">result</text:span><text:span text:style-name="T23_48">,<text:s/></text:span><text:span text:style-name="T23_49">recency</text:span><text:span text:style-name="T23_50"><text:s/></text:span><text:span text:style-name="T23_51">of</text:span><text:span text:style-name="T23_52"><text:s/></text:span><text:span text:style-name="T23_53">reviews</text:span><text:span text:style-name="T23_54"><text:s/></text:span><text:span text:style-name="T23_55">can</text:span><text:span text:style-name="T23_56"><text:s/></text:span><text:span text:style-name="T23_57">also</text:span><text:span text:style-name="T23_58"><text:s/></text:span><text:span text:style-name="T23_59">be</text:span><text:span text:style-name="T23_60"><text:s/></text:span><text:span text:style-name="T23_61">considered</text:span><text:span text:style-name="T23_62"><text:s/></text:span><text:span text:style-name="T23_63">as</text:span><text:span text:style-name="T23_64"><text:s/></text:span><text:span text:style-name="T23_65">a</text:span><text:span text:style-name="T23_66"><text:s/></text:span><text:span text:style-name="T23_67">factor</text:span><text:span text:style-name="T23_68">.</text:span></text:p>
        </text:list-item>
        <text:list-item>
          <text:p text:style-name="P24"><text:span text:style-name="T24_1">Select</text:span><text:span text:style-name="T24_2"><text:s/></text:span><text:span text:style-name="T24_3">the</text:span><text:span text:style-name="T24_4"><text:s/></text:span><text:span text:style-name="T24_5">top</text:span><text:span text:style-name="T24_6"><text:s/>10-15<text:s/></text:span><text:span text:style-name="T24_7">reviews</text:span><text:span text:style-name="T24_8"><text:s/></text:span><text:span text:style-name="T24_9">as</text:span><text:span text:style-name="T24_10"><text:s/></text:span><text:span text:style-name="T24_11">the</text:span><text:span text:style-name="T24_12"><text:s/></text:span><text:span text:style-name="T24_13">top</text:span><text:span text:style-name="T24_14"><text:s/></text:span><text:span text:style-name="T24_15">subset</text:span><text:span text:style-name="T24_16"><text:s/></text:span><text:span text:style-name="T24_17">of</text:span><text:span text:style-name="T24_18"><text:s/></text:span><text:span text:style-name="T24_19">reviews</text:span><text:span text:style-name="T24_20"><text:s/></text:span><text:span text:style-name="T24_21">for</text:span><text:span text:style-name="T24_22"><text:s/></text:span><text:span text:style-name="T24_23">each</text:span><text:span text:style-name="T24_24"><text:s/></text:span><text:span text:style-name="T24_25">product</text:span><text:span text:style-name="T24_26">.</text:span></text:p>
        </text:list-item>
      </text:list>
      <text:p text:style-name="P25"/>
      <text:p text:style-name="P26"><text:span text:style-name="T26_1">Phase</text:span><text:span text:style-name="T26_2"><text:s/>3:<text:s/></text:span><text:span text:style-name="T26_3">Considering</text:span><text:span text:style-name="T26_4"><text:s/></text:span><text:span text:style-name="T26_5">the</text:span><text:span text:style-name="T26_6"><text:s/></text:span><text:span text:style-name="T26_7">new</text:span><text:span text:style-name="T26_8"><text:s/></text:span><text:span text:style-name="T26_9">review</text:span></text:p>
      <text:list text:style-name="LS4" xml:id="list13">
        <text:list-item>
          <text:p text:style-name="P27"><text:span text:style-name="T27_1">Whenever</text:span><text:span text:style-name="T27_2"><text:s/></text:span><text:span text:style-name="T27_3">a</text:span><text:span text:style-name="T27_4"><text:s/></text:span><text:span text:style-name="T27_5">domain</text:span><text:span text:style-name="T27_6"><text:s/></text:span><text:span text:style-name="T27_7">expert</text:span><text:span text:style-name="T27_8"><text:s/></text:span><text:span text:style-name="T27_9">submits</text:span><text:span text:style-name="T27_10"><text:s/></text:span><text:span text:style-name="T27_11">a</text:span><text:span text:style-name="T27_12"><text:s/></text:span><text:span text:style-name="T27_13">new</text:span><text:span text:style-name="T27_14"><text:s/></text:span><text:span text:style-name="T27_15">review</text:span><text:span text:style-name="T27_16"><text:s/></text:span><text:span text:style-name="T27_17">for</text:span><text:span text:style-name="T27_18"><text:s/></text:span><text:span text:style-name="T27_19">a</text:span><text:span text:style-name="T27_20"><text:s/></text:span><text:span text:style-name="T27_21">product</text:span><text:span text:style-name="T27_22"><text:s/>(</text:span><text:span text:style-name="T27_23">consider</text:span><text:span text:style-name="T27_24"><text:s/></text:span><text:span text:style-name="T27_25">only</text:span><text:span text:style-name="T27_26"><text:s/></text:span><text:span text:style-name="T27_27">the</text:span><text:span text:style-name="T27_28"><text:s/></text:span><text:span text:style-name="T27_29">domain</text:span><text:span text:style-name="T27_30"><text:s/></text:span><text:span text:style-name="T27_31">in</text:span><text:span text:style-name="T27_32"><text:s/></text:span><text:span text:style-name="T27_33">which</text:span><text:span text:style-name="T27_34"><text:s/></text:span><text:span text:style-name="T27_35">the</text:span><text:span text:style-name="T27_36"><text:s/></text:span><text:span text:style-name="T27_37">reviewer</text:span><text:span text:style-name="T27_38"><text:s/></text:span><text:span text:style-name="T27_39">is</text:span><text:span text:style-name="T27_40"><text:s/></text:span><text:span text:style-name="T27_41">expert</text:span><text:span text:style-name="T27_42"><text:s/></text:span><text:span text:style-name="T27_43">at</text:span><text:span text:style-name="T27_44">),<text:s/></text:span><text:span text:style-name="T27_45">first</text:span><text:span text:style-name="T27_46"><text:s/></text:span><text:span text:style-name="T27_47">perform</text:span><text:span text:style-name="T27_48"><text:s/></text:span><text:span text:style-name="T27_49">a</text:span><text:span text:style-name="T27_50"><text:s/></text:span><text:span text:style-name="T27_51">feature</text:span><text:span text:style-name="T27_52"><text:s/></text:span><text:span text:style-name="T27_53">matching</text:span><text:span text:style-name="T27_54"><text:s/></text:span><text:span text:style-name="T27_55">of</text:span><text:span text:style-name="T27_56"><text:s/></text:span><text:span text:style-name="T27_57">the</text:span><text:span text:style-name="T27_58"><text:s/></text:span><text:span text:style-name="T27_59">new</text:span><text:span text:style-name="T27_60"><text:s/></text:span><text:span text:style-name="T27_61">review</text:span><text:span text:style-name="T27_62"><text:s/></text:span><text:span text:style-name="T27_63">with</text:span><text:span text:style-name="T27_64"><text:s/></text:span><text:span text:style-name="T27_65">the</text:span><text:span text:style-name="T27_66"><text:s/></text:span><text:span text:style-name="T27_67">top</text:span><text:span text:style-name="T27_68"><text:s/></text:span><text:span text:style-name="T27_69">subset</text:span><text:span text:style-name="T27_70"><text:s/></text:span><text:span text:style-name="T27_71">of</text:span><text:span text:style-name="T27_72"><text:s/></text:span><text:span text:style-name="T27_73">the</text:span><text:span text:style-name="T27_74"><text:s/></text:span><text:span text:style-name="T27_75">review</text:span><text:span text:style-name="T27_76"><text:s/></text:span><text:span text:style-name="T27_77">for</text:span><text:span text:style-name="T27_78"><text:s/></text:span><text:span text:style-name="T27_79">that</text:span><text:span text:style-name="T27_80"><text:s/></text:span><text:span text:style-name="T27_81">product</text:span><text:span text:style-name="T27_82">.<text:s/></text:span></text:p>
        </text:list-item>
        <text:list-item>
          <text:p text:style-name="P28"><text:span text:style-name="T28_1">If</text:span><text:span text:style-name="T28_2"><text:s/></text:span><text:span text:style-name="T28_3">the</text:span><text:span text:style-name="T28_4"><text:s/></text:span><text:span text:style-name="T28_5">new</text:span><text:span text:style-name="T28_6"><text:s/></text:span><text:span text:style-name="T28_7">review</text:span><text:span text:style-name="T28_8"><text:s/></text:span><text:span text:style-name="T28_9">has</text:span><text:span text:style-name="T28_10"><text:s/></text:span><text:span text:style-name="T28_11">similar</text:span><text:span text:style-name="T28_12"><text:s/></text:span><text:span text:style-name="T28_13">features</text:span><text:span text:style-name="T28_14"><text:s/></text:span><text:span text:style-name="T28_15">to</text:span><text:span text:style-name="T28_16"><text:s/></text:span><text:span text:style-name="T28_17">that</text:span><text:span text:style-name="T28_18"><text:s/></text:span><text:span text:style-name="T28_19">of</text:span><text:span text:style-name="T28_20"><text:s/></text:span><text:span text:style-name="T28_21">top</text:span><text:span text:style-name="T28_22"><text:s/></text:span><text:span text:style-name="T28_23">reviews</text:span><text:span text:style-name="T28_24">,<text:s/></text:span><text:span text:style-name="T28_25">assign</text:span><text:span text:style-name="T28_26"><text:s/></text:span><text:span text:style-name="T28_27">a</text:span><text:span text:style-name="T28_28"><text:s/></text:span><text:span text:style-name="T28_29">top</text:span><text:span text:style-name="T28_30"><text:s/></text:span><text:span text:style-name="T28_31">position</text:span><text:span text:style-name="T28_32">/</text:span><text:span text:style-name="T28_33">ranking</text:span><text:span text:style-name="T28_34"><text:s/></text:span><text:span text:style-name="T28_35">to</text:span><text:span text:style-name="T28_36"><text:s/></text:span><text:span text:style-name="T28_37">the</text:span><text:span text:style-name="T28_38"><text:s/></text:span><text:span text:style-name="T28_39">review</text:span><text:span text:style-name="T28_40">.<text:s/></text:span><text:span text:style-name="T28_41">This</text:span><text:span text:style-name="T28_42"><text:s/></text:span><text:span text:style-name="T28_43">ranking</text:span><text:span text:style-name="T28_44"><text:s/></text:span><text:span text:style-name="T28_45">will</text:span><text:span text:style-name="T28_46"><text:s/></text:span><text:span text:style-name="T28_47">be</text:span><text:span text:style-name="T28_48"><text:s/></text:span><text:span text:style-name="T28_49">affected</text:span><text:span text:style-name="T28_50"><text:s/></text:span><text:span text:style-name="T28_51">by</text:span><text:span text:style-name="T28_52"><text:s/></text:span><text:span text:style-name="T28_53">the</text:span><text:span text:style-name="T28_54"><text:s/></text:span><text:span text:style-name="T28_55">ranking</text:span><text:span text:style-name="T28_56"><text:s/></text:span><text:span text:style-name="T28_57">of</text:span><text:span text:style-name="T28_58"><text:s/></text:span><text:span text:style-name="T28_59">the</text:span><text:span text:style-name="T28_60"><text:s/></text:span><text:span text:style-name="T28_61">reviewer</text:span><text:span text:style-name="T28_62"><text:s/></text:span><text:span text:style-name="T28_63">who</text:span><text:span text:style-name="T28_64"><text:s/></text:span><text:span text:style-name="T28_65">submitted</text:span><text:span text:style-name="T28_66"><text:s/></text:span><text:span text:style-name="T28_67">it</text:span><text:span text:style-name="T28_68"><text:s/></text:span><text:span text:style-name="T28_69">as</text:span><text:span text:style-name="T28_70"><text:s/></text:span><text:span text:style-name="T28_71">well</text:span><text:span text:style-name="T28_72"><text:s/></text:span><text:span text:style-name="T28_73">as</text:span><text:span text:style-name="T28_74"><text:s/></text:span><text:span text:style-name="T28_75">by</text:span><text:span text:style-name="T28_76"><text:s/></text:span><text:span text:style-name="T28_77">the</text:span><text:span text:style-name="T28_78"><text:s/></text:span><text:span text:style-name="T28_79">similarity</text:span><text:span text:style-name="T28_80"><text:s/></text:span><text:span text:style-name="T28_81">with</text:span><text:span text:style-name="T28_82"><text:s/></text:span><text:span text:style-name="T28_83">the</text:span><text:span text:style-name="T28_84"><text:s/></text:span><text:span text:style-name="T28_85">top</text:span><text:span text:style-name="T28_86"><text:s/></text:span><text:span text:style-name="T28_87">reviews</text:span><text:span text:style-name="T28_88">.</text:span></text:p>
        </text:list-item>
        <text:list-item>
          <text:p text:style-name="P29"><text:span text:style-name="T29_1">There</text:span><text:span text:style-name="T29_2"><text:s/></text:span><text:span text:style-name="T29_3">might</text:span><text:span text:style-name="T29_4"><text:s/></text:span><text:span text:style-name="T29_5">also</text:span><text:span text:style-name="T29_6"><text:s/></text:span><text:span text:style-name="T29_7">be</text:span><text:span text:style-name="T29_8"><text:s/></text:span><text:span text:style-name="T29_9">the</text:span><text:span text:style-name="T29_10"><text:s/></text:span><text:span text:style-name="T29_11">case</text:span><text:span text:style-name="T29_12"><text:s/></text:span><text:span text:style-name="T29_13">when</text:span><text:span text:style-name="T29_14"><text:s/></text:span><text:span text:style-name="T29_15">such</text:span><text:span text:style-name="T29_16"><text:s/></text:span><text:span text:style-name="T29_17">a</text:span><text:span text:style-name="T29_18"><text:s/></text:span><text:span text:style-name="T29_19">review</text:span><text:span text:style-name="T29_20"><text:s/></text:span><text:span text:style-name="T29_21">which</text:span><text:span text:style-name="T29_22"><text:s/></text:span><text:span text:style-name="T29_23">has</text:span><text:span text:style-name="T29_24"><text:s/></text:span><text:span text:style-name="T29_25">been</text:span><text:span text:style-name="T29_26"><text:s/></text:span><text:span text:style-name="T29_27">given</text:span><text:span text:style-name="T29_28"><text:s/></text:span><text:span text:style-name="T29_29">a</text:span><text:span text:style-name="T29_30"><text:s/></text:span><text:span text:style-name="T29_31">top</text:span><text:span text:style-name="T29_32"><text:s/></text:span><text:span text:style-name="T29_33">rank</text:span><text:span text:style-name="T29_34"><text:s/></text:span><text:span text:style-name="T29_35">may</text:span><text:span text:style-name="T29_36"><text:s/></text:span><text:span text:style-name="T29_37">still</text:span><text:span text:style-name="T29_38"><text:s/></text:span><text:span text:style-name="T29_39">not</text:span><text:span text:style-name="T29_40"><text:s/></text:span><text:span text:style-name="T29_41">be</text:span><text:span text:style-name="T29_42"><text:s/></text:span><text:span text:style-name="T29_43">good</text:span><text:span text:style-name="T29_44"><text:s/></text:span><text:span text:style-name="T29_45">enough</text:span><text:span text:style-name="T29_46"><text:s/></text:span><text:span text:style-name="T29_47">and</text:span><text:span text:style-name="T29_48"><text:s/></text:span><text:span text:style-name="T29_49">users</text:span><text:span text:style-name="T29_50"><text:s/></text:span><text:span text:style-name="T29_51">may</text:span><text:span text:style-name="T29_52"><text:s/></text:span><text:span text:style-name="T29_53">ignore</text:span><text:span text:style-name="T29_54"><text:s/></text:span><text:span text:style-name="T29_55">it</text:span><text:span text:style-name="T29_56">.<text:s/></text:span><text:span text:style-name="T29_57">So</text:span><text:span text:style-name="T29_58">,<text:s/></text:span><text:span text:style-name="T29_59">if</text:span><text:span text:style-name="T29_60"><text:s/></text:span><text:span text:style-name="T29_61">such</text:span><text:span text:style-name="T29_62"><text:s/></text:span><text:span text:style-name="T29_63">a</text:span><text:span text:style-name="T29_64"><text:s/></text:span><text:span text:style-name="T29_65">review</text:span><text:span text:style-name="T29_66"><text:s/></text:span><text:span text:style-name="T29_67">doesn</text:span><text:span text:style-name="T29_68">’</text:span><text:span text:style-name="T29_69">t</text:span><text:span text:style-name="T29_70"><text:s/></text:span><text:span text:style-name="T29_71">generates</text:span><text:span text:style-name="T29_72"><text:s/></text:span><text:span text:style-name="T29_73">enough</text:span><text:span text:style-name="T29_74"><text:s/></text:span><text:span text:style-name="T29_75">attention</text:span><text:span text:style-name="T29_76">,<text:s/></text:span><text:span text:style-name="T29_77">then</text:span><text:span text:style-name="T29_78"><text:s/></text:span><text:span text:style-name="T29_79">its</text:span><text:span text:style-name="T29_80"><text:s/></text:span><text:span text:style-name="T29_81">ranking</text:span><text:span text:style-name="T29_82"><text:s/></text:span><text:span text:style-name="T29_83">should</text:span><text:span text:style-name="T29_84"><text:s/></text:span><text:span text:style-name="T29_85">automatically</text:span><text:span text:style-name="T29_86"><text:s/></text:span><text:span text:style-name="T29_87">depreciate</text:span><text:span text:style-name="T29_88"><text:s/></text:span><text:span text:style-name="T29_89">with</text:span><text:span text:style-name="T29_90"><text:s/></text:span><text:span text:style-name="T29_91">time</text:span><text:span text:style-name="T29_92">.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